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130" officeooo:paragraph-rsid="000c1130"/>
    </style:style>
    <style:style style:name="P2" style:family="paragraph" style:parent-style-name="Standard">
      <style:text-properties fo:font-weight="bold" officeooo:rsid="000c1130" officeooo:paragraph-rsid="000c113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۲۴/۵/۱۴۰۱</text:p>
      <text:p text:style-name="P1"/>
      <text:p text:style-name="P2">اضافه کردن تشخیص بسته شدن چشم ها به صورت مجزا</text:p>
      <text:p text:style-name="P2">اندازه گیری مکان مرکز عنبیه نسبت به گوشه چشم ها</text:p>
      <text:p text:style-name="P2"><text:tab/><text:span text:style-name="T1">به دست آوردن تصویر مرکز عنبیه روی خط واصل دو گوشه چشم و اندازه گیری فاصله نقطه به دست آمده تا گوشه چشم</text:span></text:p>
      <text:p text:style-name="P2">اصلاح رابطه مکان به دست آمده برای عنبیه (هر دو چشم) و و نقطه نگاه</text:p>
      <text:p text:style-name="P2">پیدا کردن روش اندازه گیری جهت گیری سر و پیاده سازی آن</text:p>
      <text:p text:style-name="P2">ساخت بافر برای اعمال فیلتر زمانی روی نقاط</text:p>
      <text:p text:style-name="P2">نوشتن حدودی سرفصل های پایان نامه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00:12:31.746492492</meta:creation-date>
    <dc:date>2022-08-15T00:21:03.104523490</dc:date>
    <meta:editing-duration>PT8M32S</meta:editing-duration>
    <meta:editing-cycles>1</meta:editing-cycles>
    <meta:document-statistic meta:table-count="0" meta:image-count="0" meta:object-count="0" meta:page-count="1" meta:paragraph-count="8" meta:word-count="85" meta:character-count="395" meta:non-whitespace-character-count="317"/>
    <meta:generator>LibreOffice/6.4.7.2$Linux_X86_64 LibreOffice_project/40$Build-2</meta:generator>
  </office:meta>
</office:document-meta>
</file>